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-Level Synology + Home Assistant Surveillance System</text:p>
      <text:p text:style-name="Standard">This document outlines a professional-grade surveillance system compatible with both Synology Surveillance Station and Home Assistant (via Frigate). The system prioritizes long-term reliability, secure local storage, advanced analytics, and integration flexibility. Cameras listed here are enterprise-grade, ONVIF-compliant, and support encrypted streaming. Cost ranges are approximate and may vary by supplier or volume discounts. <text:s/>All cameras 4k plus.</text:p>
      <text:list xml:id="list4777048659523009278" text:style-name="Outline">
        <text:list-item>
          <text:list>
            <text:list-item>
              <text:h text:style-name="Heading_20_2" text:outline-level="2">2 x Front Doors, mounted adjacent to each front door and each pointing down a set of stairs <text:s/>– Axis P3245-LVE</text:h>
            </text:list-item>
          </text:list>
        </text:list-item>
      </text:list>
      <text:p text:style-name="Standard">• Key Features: Full WDR, Face &amp; Loitering Detection, dome preferred.</text:p>
      <text:p text:style-name="Standard">• Integration: ONVIF, Synology, and Home Assistant, preferably via RTSP. <text:s/>Maybe Frigate too?</text:p>
      <text:p text:style-name="Standard">• Cost &lt; $1k, but more is OK</text:p>
      <text:list xml:id="list39870941" text:continue-numbering="true" text:style-name="Outline">
        <text:list-item>
          <text:list>
            <text:list-item>
              <text:h text:style-name="Heading_20_2" text:outline-level="2">1 x Driveway – Axis Q1798-LE</text:h>
            </text:list-item>
          </text:list>
        </text:list-item>
      </text:list>
      <text:p text:style-name="Standard">• Key Features: Moving-license-plate legibility in low light, prefre LPR-capable, at least 40ft IR, Wide Dynamic Range, IP66 weatherproof., dome style for insertion into the front of an artificial rock. </text:p>
      <text:p text:style-name="Standard">• Integration: ONVIF, Synology, and Home Assistant, preferably via RTSP. <text:s/>Maybe Frigate too?</text:p>
      <text:p text:style-name="Standard">• Prefer cost &lt; $1k, but more is OK</text:p>
      <text:list xml:id="list39845412" text:continue-numbering="true" text:style-name="Outline">
        <text:list-item>
          <text:list>
            <text:list-item>
              <text:h text:style-name="Heading_20_2" text:outline-level="2">1 x Side Path, mounted on 12ft tall, 6x6 post, so can view side path and upper deck – Hanwha PNV-A9081R</text:h>
            </text:list-item>
          </text:list>
        </text:list-item>
      </text:list>
      <text:p text:style-name="Standard">• Key Features: Wide angle, 4K AI Dome, Object Classification (face, vehicle, person), IR, Varifocal lens.</text:p>
      <text:p text:style-name="Standard">• Integration: ONVIF, Synology, and Home Assistant, preferably via RTSP. <text:s/>Maybe Frigate too?</text:p>
      <text:p text:style-name="Standard">• Cost &lt; $1k</text:p>
      <text:list xml:id="list39864890" text:continue-numbering="true" text:style-name="Outline">
        <text:list-item>
          <text:list>
            <text:list-item>
              <text:h text:style-name="Heading_20_2" text:outline-level="2">2 x Back Doors – adjacent to both lower-deck doors – Hanwha QNV-C9083R</text:h>
            </text:list-item>
          </text:list>
        </text:list-item>
      </text:list>
      <text:p text:style-name="Standard">• Key Features: doorbell style or wall mountable, Human Detection, animal ignore, night vision optimized, durable outdoors, but not necessarily vandalism-rated.</text:p>
      <text:p text:style-name="Standard"><text:soft-page-break/>• Integration: ONVIF, Synology, and Home Assistant, preferably via RTSP. <text:s/>Maybe Frigate too?</text:p>
      <text:p text:style-name="Standard">• Cost &lt;&lt; $1k</text:p>
      <text:p text:style-name="Standard"/>
      <text:list xml:id="list39856939" text:continue-numbering="true" text:style-name="Outline">
        <text:list-item>
          <text:list>
            <text:list-item>
              <text:h text:style-name="Heading_20_2" text:outline-level="2">System AI <text:s/>– Coral USB TPU + Frigate on HA Server</text:h>
            </text:list-item>
          </text:list>
        </text:list-item>
      </text:list>
      <text:p text:style-name="Standard">• Key Features: Local object recognition, face detection, smart event labeling, no cloud reliance.</text:p>
      <text:p text:style-name="Standard">• Integration: RTSP streams from all cameras processed in HA dashboard via Frigate.</text:p>
      <text:p text:style-name="Standard">• Estimated Cost: $120–150</text:p>
      <text:p text:style-name="Standard"/>
      <text:list xml:id="list39846123" text:continue-numbering="true" text:style-name="Outline">
        <text:list-item>
          <text:list>
            <text:list-item>
              <text:list>
                <text:list-item>
                  <text:h text:style-name="Heading_20_3" text:outline-level="3">Setup Checklist:</text:h>
                </text:list-item>
                <text:list-item>
                  <text:h text:style-name="Heading_20_3" text:outline-level="3">Local Server / AI Module</text:h>
                </text:list-item>
              </text:list>
            </text:list-item>
          </text:list>
        </text:list-item>
      </text:list>
      <text:list xml:id="list2071002605169657185" text:style-name="L1">
        <text:list-item>
          <text:p text:style-name="P2">Install <text:span text:style-name="Strong_20_Emphasis">Home Assistant</text:span> on a dedicated system (e.g., Raspberry Pi 4, Intel NUC, or VM)</text:p>
        </text:list-item>
        <text:list-item>
          <text:p text:style-name="P2">Plug in <text:span text:style-name="Strong_20_Emphasis">Coral USB TPU</text:span> and verify it’s recognized</text:p>
        </text:list-item>
        <text:list-item>
          <text:p text:style-name="P2">Ensure Frigate Docker or add-on is installed on HA</text:p>
        </text:list-item>
      </text:list>
      <text:p text:style-name="Text_20_body">Assign static-IPs for:</text:p>
      <text:list xml:id="list8590176463613912261" text:style-name="L3">
        <text:list-item>
          <text:p text:style-name="P3">Axis P3245-LVE</text:p>
        </text:list-item>
        <text:list-item>
          <text:p text:style-name="P3">Hanwha PNV-A9081R</text:p>
        </text:list-item>
        <text:list-item>
          <text:p text:style-name="P3">Axis Q1798-LE</text:p>
        </text:list-item>
        <text:list-item>
          <text:p text:style-name="P3">Hanwha QNV-C9083R</text:p>
        </text:list-item>
        <text:list-item>
          <text:p text:style-name="P3">HA server (with Coral TPU)</text:p>
        </text:list-item>
        <text:list-item>
          <text:p text:style-name="P3">Disable camera cloud access (block outbound if applicable)</text:p>
        </text:list-item>
      </text:list>
      <text:p text:style-name="Text_20_body">Synology <text:span text:style-name="Strong_20_Emphasis">Surveillance Station:</text:span></text:p>
      <text:list xml:id="list8739228695104580173" text:style-name="L7">
        <text:list-item>
          <text:p text:style-name="P4">Add all cameras via <text:span text:style-name="Strong_20_Emphasis">ONVIF or RTSP stream</text:span></text:p>
        </text:list-item>
      </text:list>
      <text:list xml:id="list9079986440816491947" text:style-name="L8">
        <text:list-item>
          <text:p text:style-name="P5">Configure per-camera:</text:p>
        </text:list-item>
      </text:list>
      <text:list xml:id="list9001913240759657848" text:style-name="L9">
        <text:list-item>
          <text:p text:style-name="P6">Recording schedule (24/7 + motion flagging)</text:p>
        </text:list-item>
        <text:list-item>
          <text:p text:style-name="P6">Retention policy (30-day auto-deletion)</text:p>
        </text:list-item>
        <text:list-item>
          <text:p text:style-name="P6">Motion detection zones (per zone tuning)</text:p>
        </text:list-item>
      </text:list>
      <text:list xml:id="list1931679589834661980" text:style-name="L10">
        <text:list-item>
          <text:p text:style-name="P7">Test live view, timeline, and playback (DS Cam app recommended for wife)</text:p>
        </text:list-item>
      </text:list>
      <text:list xml:id="list39845221" text:continue-list="list2071002605169657185" text:style-name="L1">
        <text:list-item>
          <text:p text:style-name="P2"><text:soft-page-break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9T19:59:34.69</dc:date>
    <meta:editing-duration>P0D</meta:editing-duration>
    <meta:generator>OpenOffice/4.1.15$Win32 OpenOffice.org_project/4115m2$Build-9813</meta:generator>
    <meta:document-statistic meta:table-count="0" meta:image-count="0" meta:object-count="0" meta:page-count="3" meta:paragraph-count="41" meta:word-count="442" meta:character-count="2758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